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E400000003C51A37D48EC5C476.png" manifest:media-type="image/png"/>
  <manifest:file-entry manifest:full-path="Pictures/1000020100000330000002C369847FC14C0A1DEA.png" manifest:media-type="image/png"/>
  <manifest:file-entry manifest:full-path="content.xml" manifest:media-type="text/xml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FreeSerif_4.ttf" manifest:media-type="application/x-font-ttf"/>
  <manifest:file-entry manifest:full-path="Fonts/Font_FreeSerif_3.ttf" manifest:media-type="application/x-font-ttf"/>
  <manifest:file-entry manifest:full-path="Fonts/Font_FreeSerif_2.ttf" manifest:media-type="application/x-font-ttf"/>
  <manifest:file-entry manifest:full-path="Fonts/Font_Liberation_Serif_4.ttf" manifest:media-type="application/x-font-ttf"/>
  <manifest:file-entry manifest:full-path="Fonts/Font_FreeSerif_1.ttf" manifest:media-type="application/x-font-ttf"/>
  <manifest:file-entry manifest:full-path="Fonts/Font_Liberation_Serif_3.ttf" manifest:media-type="application/x-font-ttf"/>
  <manifest:file-entry manifest:full-path="Fonts/Font_OpenSymbol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 style:font-adornments="Regular" style:font-pitch="variable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0" svg:font-family="0" style:font-family-generic="roman" style:font-pitch="variable"/>
    <style:font-face style:name="FreeSerif" svg:font-family="FreeSerif" style:font-family-generic="roman" style:font-pitch="variable">
      <svg:font-face-src>
        <svg:font-face-uri xlink:href="Fonts/Font_FreeSerif_1.ttf" xlink:type="simple" loext:font-style="normal" loext:font-weight="normal">
          <svg:font-face-format svg:string="truetype"/>
        </svg:font-face-uri>
        <svg:font-face-uri xlink:href="Fonts/Font_FreeSerif_2.ttf" xlink:type="simple" loext:font-style="normal" loext:font-weight="bold">
          <svg:font-face-format svg:string="truetype"/>
        </svg:font-face-uri>
        <svg:font-face-uri xlink:href="Fonts/Font_FreeSerif_3.ttf" xlink:type="simple" loext:font-style="italic" loext:font-weight="normal">
          <svg:font-face-format svg:string="truetype"/>
        </svg:font-face-uri>
        <svg:font-face-uri xlink:href="Fonts/Font_FreeSerif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OpenSymbol2" svg:font-family="OpenSymbol" style:font-family-generic="roman" style:font-pitch="variable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line-height="0.0138in"/>
      <style:text-properties officeooo:paragraph-rsid="001da380"/>
    </style:style>
    <style:style style:name="P2" style:family="paragraph" style:parent-style-name="Normal">
      <style:paragraph-properties fo:line-height="0.0138in"/>
      <style:text-properties officeooo:paragraph-rsid="001de120"/>
    </style:style>
    <style:style style:name="P3" style:family="paragraph" style:parent-style-name="Normal">
      <style:paragraph-properties fo:line-height="0.139in"/>
      <style:text-properties fo:font-size="12pt" officeooo:paragraph-rsid="001da380" style:font-size-asian="12pt" style:font-size-complex="12pt"/>
    </style:style>
    <style:style style:name="P4" style:family="paragraph" style:parent-style-name="Normal">
      <style:paragraph-properties fo:line-height="0.139in"/>
      <style:text-properties fo:font-size="12pt" officeooo:paragraph-rsid="001de120" style:font-size-asian="12pt" style:font-size-complex="12pt"/>
    </style:style>
    <style:style style:name="P5" style:family="paragraph" style:parent-style-name="Footer">
      <style:paragraph-properties fo:text-align="center" style:justify-single-word="false"/>
      <style:text-properties officeooo:paragraph-rsid="001de120"/>
    </style:style>
    <style:style style:name="P6" style:family="paragraph" style:parent-style-name="Normal">
      <style:paragraph-properties fo:margin-left="0in" fo:margin-right="0in" fo:line-height="0.139in" fo:text-indent="0in" style:auto-text-indent="false"/>
    </style:style>
    <style:style style:name="P7" style:family="paragraph" style:parent-style-name="Normal">
      <style:paragraph-properties fo:margin-left="0in" fo:margin-right="0in" fo:line-height="0.139in" fo:text-indent="0in" style:auto-text-indent="false"/>
      <style:text-properties style:font-name="FreeSerif" fo:font-size="12pt" style:font-size-asian="12pt" style:font-size-complex="12pt"/>
    </style:style>
    <style:style style:name="P8" style:family="paragraph" style:parent-style-name="Normal">
      <style:paragraph-properties fo:margin-left="0in" fo:margin-right="0in" fo:line-height="0.1638in" fo:text-indent="0in" style:auto-text-indent="false"/>
      <style:text-properties style:font-name="FreeSerif" fo:font-size="12pt" style:font-size-asian="12pt" style:font-size-complex="12pt"/>
    </style:style>
    <style:style style:name="P9" style:family="paragraph" style:parent-style-name="LO-Normal">
      <style:paragraph-properties fo:margin-left="0in" fo:margin-right="0in" fo:text-indent="0in" style:auto-text-indent="false"/>
      <style:text-properties style:font-name="FreeSerif" style:font-name-complex="FreeSerif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Heading_20_1" style:master-page-name="MP0">
      <style:paragraph-properties fo:margin-left="0in" fo:margin-right="0in" fo:text-indent="0in" style:auto-text-indent="false" style:page-number="auto" fo:break-before="page"/>
    </style:style>
    <style:style style:name="P12" style:family="paragraph" style:parent-style-name="Normal" style:master-page-name="MP0">
      <style:paragraph-properties fo:margin-left="4.4583in" fo:margin-right="0in" fo:text-indent="0in" style:auto-text-indent="false" style:page-number="auto" fo:break-before="page">
        <style:tab-stops/>
      </style:paragraph-properties>
      <style:text-properties officeooo:paragraph-rsid="001da380"/>
    </style:style>
    <style:style style:name="P13" style:family="paragraph" style:parent-style-name="Normal" style:master-page-name="MP0">
      <style:paragraph-properties fo:margin-left="4.4583in" fo:margin-right="0in" fo:text-indent="0in" style:auto-text-indent="false" style:page-number="auto" fo:break-before="page">
        <style:tab-stops/>
      </style:paragraph-properties>
      <style:text-properties officeooo:paragraph-rsid="001de120"/>
    </style:style>
    <style:style style:name="P14" style:family="paragraph" style:parent-style-name="Standard" style:list-style-name="WWNum2">
      <style:paragraph-properties fo:margin-left="0.5in" fo:margin-right="0in" fo:text-indent="-0.25in" style:auto-text-indent="false"/>
      <style:text-properties fo:font-variant="normal" fo:text-transform="none" fo:color="#000000" style:font-name="FreeSerif" fo:letter-spacing="normal" fo:font-style="normal" fo:font-weight="normal" style:font-style-asian="normal" style:font-weight-asian="normal" style:font-name-complex="FreeSerif"/>
    </style:style>
    <style:style style:name="P15" style:family="paragraph" style:parent-style-name="Standard" style:list-style-name="WWNum2">
      <style:paragraph-properties fo:margin-left="0.5in" fo:margin-right="0in" fo:text-indent="-0.25in" style:auto-text-indent="false"/>
      <style:text-properties fo:font-variant="normal" fo:text-transform="none" fo:color="#000000" style:font-name="FreeSerif" fo:letter-spacing="normal" fo:font-style="normal" fo:font-weight="normal" officeooo:paragraph-rsid="00247818" style:font-style-asian="normal" style:font-weight-asian="normal" style:font-name-complex="FreeSerif"/>
    </style:style>
    <style:style style:name="T1" style:family="text">
      <style:text-properties fo:color="#000000" style:font-name="Calibri" fo:font-size="9.5pt" fo:font-style="italic" style:font-name-asian="Calibri" style:font-size-asian="9.5pt" style:font-style-asian="italic" style:font-name-complex="Calibri" style:font-size-complex="9.5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bfbfbf" style:font-name="Calibri" fo:font-size="9.5pt" fo:font-style="italic" style:font-name-asian="Calibri" style:font-size-asian="9.5pt" style:font-style-asian="italic" style:font-name-complex="Calibri" style:font-size-complex="9.5pt" style:font-style-complex="italic"/>
    </style:style>
    <style:style style:name="T4" style:family="text">
      <style:text-properties fo:color="#0000ff" style:font-name="FreeSerif" fo:font-size="12pt" style:text-underline-style="solid" style:text-underline-width="auto" style:text-underline-color="font-color" style:text-underline-mode="continuous" style:text-overline-mode="continuous" style:text-line-through-mode="continuous" style:font-name-asian="Arial" style:font-size-asian="12pt" style:font-name-complex="Arial" style:font-size-complex="12pt"/>
    </style:style>
    <style:style style:name="T5" style:family="text">
      <style:text-properties style:font-name="FreeSerif" fo:font-size="12pt" style:text-underline-style="none" fo:font-weight="bold" style:text-underline-mode="continuous" style:text-overline-mode="continuous" style:text-line-through-mode="continuous" style:font-name-asian="Arial" style:font-size-asian="12pt" style:font-weight-asian="bold" style:font-name-complex="Arial" style:font-size-complex="12pt" style:font-weight-complex="bold"/>
    </style:style>
    <style:style style:name="T6" style:family="text">
      <style:text-properties style:font-name="FreeSerif" fo:font-size="16pt" style:text-underline-style="none" fo:font-weight="bold" style:text-underline-mode="continuous" style:text-overline-mode="continuous" style:text-line-through-mode="continuous" style:font-name-asian="Arial" style:font-size-asian="16pt" style:font-weight-asian="bold" style:font-name-complex="Arial" style:font-size-complex="16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Default_20_Paragraph_20_Font"><text:span text:style-name="T6">Empty Template</text:span></text:span></text:p>
      <text:p text:style-name="P9"/>
      <text:p text:style-name="P9">These are the variables that can be added</text:p>
      <text:p text:style-name="P9"/>
      <text:list xml:id="list1272474809" text:style-name="WWNum2">
        <text:list-item>
          <text:p text:style-name="P14"><text:user-defined style:data-style-name="N0" text:name="Agency Classification">&lt;Agency Classification&gt;</text:user-defined></text:p>
        </text:list-item>
        <text:list-item>
          <text:p text:style-name="P14"><text:user-defined style:data-style-name="N0" text:name="Agency Name">&lt;Agency Name&gt;</text:user-defined></text:p>
        </text:list-item>
        <text:list-item>
          <text:p text:style-name="P14"><text:user-defined style:data-style-name="N0" text:name="Case">&lt;Case&gt;</text:user-defined></text:p>
        </text:list-item>
        <text:list-item>
          <text:p text:style-name="P14"><text:user-defined style:data-style-name="N0" text:name="Case Type">&lt;Case Type&gt;</text:user-defined></text:p>
        </text:list-item>
        <text:list-item>
          <text:p text:style-name="P15"><text:user-defined style:data-style-name="N0" text:name="Client Address">&lt;Client Address&gt;</text:user-defined></text:p>
        </text:list-item>
        <text:list-item>
          <text:p text:style-name="P15"><text:user-defined style:data-style-name="N0" text:name="Client City">&lt;Client City&gt;</text:user-defined></text:p>
        </text:list-item>
        <text:list-item>
          <text:p text:style-name="P15"><text:user-defined style:data-style-name="N0" text:name="Client Info">&lt;Client&gt;</text:user-defined></text:p>
        </text:list-item>
        <text:list-item>
          <text:p text:style-name="P15"><text:user-defined style:data-style-name="N0" text:name="Client Phone">&lt;Client Phone&gt;</text:user-defined></text:p>
        </text:list-item>
        <text:list-item>
          <text:p text:style-name="P15"><text:user-defined style:data-style-name="N0" text:name="Client State">&lt;Client State&gt;</text:user-defined></text:p>
        </text:list-item>
        <text:list-item>
          <text:p text:style-name="P15"><text:user-defined style:data-style-name="N0" text:name="Client Zip">&lt;Client Zip&gt;</text:user-defined></text:p>
        </text:list-item>
        <text:list-item>
          <text:p text:style-name="P15"><text:user-defined style:data-style-name="N0" text:name="Company Address ">&lt;Agency Address&gt;</text:user-defined></text:p>
        </text:list-item>
        <text:list-item>
          <text:p text:style-name="P15"><text:user-defined style:data-style-name="N0" text:name="Company City">&lt;Agency City&gt;</text:user-defined></text:p>
        </text:list-item>
        <text:list-item>
          <text:p text:style-name="P15"><text:user-defined style:data-style-name="N0" text:name="Company Country">&lt;Agency Country&gt;</text:user-defined></text:p>
        </text:list-item>
        <text:list-item>
          <text:p text:style-name="P15"><text:user-defined style:data-style-name="N0" text:name="Company Email">&lt;Agency Email&gt;</text:user-defined></text:p>
        </text:list-item>
        <text:list-item>
          <text:p text:style-name="P15"><text:user-defined style:data-style-name="N0" text:name="Company Phone">&lt;Agency Phone&gt;</text:user-defined></text:p>
        </text:list-item>
        <text:list-item>
          <text:p text:style-name="P15"><text:user-defined style:data-style-name="N0" text:name="Company State">&lt;Agency State&gt;</text:user-defined></text:p>
        </text:list-item>
        <text:list-item>
          <text:p text:style-name="P15"><text:user-defined style:data-style-name="N0" text:name="Company Tagline">&lt;Agency Tagline&gt;</text:user-defined></text:p>
        </text:list-item>
        <text:list-item>
          <text:p text:style-name="P15"><text:user-defined style:data-style-name="N0" text:name="Company URL">&lt;Agency Website&gt;</text:user-defined></text:p>
        </text:list-item>
        <text:list-item>
          <text:p text:style-name="P15"><text:user-defined style:data-style-name="N0" text:name="Company Zip">&lt;Agency Zip&gt;</text:user-defined></text:p>
        </text:list-item>
        <text:list-item>
          <text:p text:style-name="P15"><text:user-defined style:data-style-name="N0" text:name="Investigator">&lt;Investigator&gt;</text:user-defined></text:p>
        </text:list-item>
        <text:list-item>
          <text:p text:style-name="P15"><text:user-defined style:data-style-name="N0" text:name="Provider Address">&lt;Provider Address&gt;</text:user-defined></text:p>
        </text:list-item>
        <text:list-item>
          <text:p text:style-name="P15"><text:user-defined style:data-style-name="N0" text:name="Provider City">&lt;Provider City&gt;</text:user-defined></text:p>
        </text:list-item>
        <text:list-item>
          <text:p text:style-name="P15"><text:user-defined style:data-style-name="N0" text:name="Provider Name">&lt;Provider Name&gt;</text:user-defined></text:p>
        </text:list-item>
        <text:list-item>
          <text:p text:style-name="P15"><text:user-defined style:data-style-name="N0" text:name="Provider Number">&lt;Provider Number&gt;</text:user-defined></text:p>
        </text:list-item>
        <text:list-item>
          <text:p text:style-name="P15"><text:user-defined style:data-style-name="N0" text:name="Provider PoC">&lt;Provider PoC&gt;</text:user-defined></text:p>
        </text:list-item>
        <text:list-item>
          <text:p text:style-name="P15"><text:user-defined style:data-style-name="N0" text:name="Provider State">&lt;Provider State&gt;</text:user-defined></text:p>
        </text:list-item>
        <text:list-item>
          <text:p text:style-name="P15"><text:user-defined style:data-style-name="N0" text:name="Provider Zip">&lt;Provider Zip&gt;</text:user-defined></text:p>
        </text:list-item>
        <text:list-item>
          <text:p text:style-name="P15"><text:user-defined style:data-style-name="N0" text:name="Suspect Name">&lt;Suspect&gt;</text:user-defined></text:p>
        </text:list-item>
      </text:list>
      <text:p text:style-name="P9"/>
      <text:p text:style-name="P10"><text:span text:style-name="Default_20_Paragraph_20_Font"><text:span text:style-name="T5"/></text:span></text:p>
      <text:p text:style-name="P8"/>
      <text:p text:style-name="P7"/>
      <text:p text:style-name="P7"/>
      <text:p text:style-name="P6"><text:span text:style-name="Default_20_Paragraph_20_Font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0" svg:font-family="0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OpenSymbol2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O-Normal" style:family="paragraph" style:default-outline-level="">
      <style:paragraph-properties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pitch-asian="variable" style:font-size-asian="12pt" style:language-asian="hi" style:country-asian="IN" style:font-name-complex="Liberation Serif" style:font-family-complex="'Liberation Serif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class="text"/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FreeSerif" fo:font-family="FreeSerif" style:font-family-generic="roman" style:font-pitch="variable" fo:font-weight="normal" style:font-name-asian="OpenSymbol2" style:font-family-asian="OpenSymbol" style:font-family-generic-asian="roman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roman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roman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roman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roman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roman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roman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roman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roman" style:font-pitch-asian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 style:master-page-name="MP0">
      <style:paragraph-properties fo:margin-left="4.4583in" fo:margin-right="0in" fo:text-indent="0in" style:auto-text-indent="false" style:page-number="auto" fo:break-before="page">
        <style:tab-stops/>
      </style:paragraph-properties>
      <style:text-properties officeooo:paragraph-rsid="001da380"/>
    </style:style>
    <style:style style:name="MP2" style:family="paragraph" style:parent-style-name="Normal">
      <style:paragraph-properties fo:line-height="0.0138in"/>
      <style:text-properties officeooo:paragraph-rsid="001da380"/>
    </style:style>
    <style:style style:name="MP3" style:family="paragraph" style:parent-style-name="Normal">
      <style:paragraph-properties fo:line-height="0.139in"/>
      <style:text-properties fo:font-size="12pt" officeooo:paragraph-rsid="001da380" style:font-size-asian="12pt" style:font-size-complex="12pt"/>
    </style:style>
    <style:style style:name="MP4" style:family="paragraph" style:parent-style-name="Footer">
      <style:paragraph-properties fo:text-align="center" style:justify-single-word="false"/>
      <style:text-properties officeooo:paragraph-rsid="001de120"/>
    </style:style>
    <style:style style:name="MP5" style:family="paragraph" style:parent-style-name="Normal" style:master-page-name="MP0">
      <style:paragraph-properties fo:margin-left="4.4583in" fo:margin-right="0in" fo:text-indent="0in" style:auto-text-indent="false" style:page-number="auto" fo:break-before="page">
        <style:tab-stops/>
      </style:paragraph-properties>
      <style:text-properties officeooo:paragraph-rsid="001de120"/>
    </style:style>
    <style:style style:name="MP6" style:family="paragraph" style:parent-style-name="Normal">
      <style:paragraph-properties fo:line-height="0.0138in"/>
      <style:text-properties officeooo:paragraph-rsid="001de120"/>
    </style:style>
    <style:style style:name="MP7" style:family="paragraph" style:parent-style-name="Normal">
      <style:paragraph-properties fo:line-height="0.139in"/>
      <style:text-properties fo:font-size="12pt" officeooo:paragraph-rsid="001de120" style:font-size-asian="12pt" style:font-size-complex="12pt"/>
    </style:style>
    <style:style style:name="MT1" style:family="text">
      <style:text-properties fo:color="#000000" style:font-name="Calibri" fo:font-size="9.5pt" fo:font-style="italic" style:font-name-asian="Calibri" style:font-size-asian="9.5pt" style:font-style-asian="italic" style:font-name-complex="Calibri" style:font-size-complex="9.5pt" style:font-style-complex="italic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color="#bfbfbf" style:font-name="Calibri" fo:font-size="9.5pt" fo:font-style="italic" style:font-name-asian="Calibri" style:font-size-asian="9.5pt" style:font-style-asian="italic" style:font-name-complex="Calibri" style:font-size-complex="9.5pt" style:font-style-complex="itali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9in" fo:margin-bottom="0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07in" fo:margin-bottom="0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5in" fo:page-height="11in" style:num-format="1" style:print-orientation="portrait" fo:margin-top="0.7807in" fo:margin-bottom="0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ext:p text:style-name="MP1"><draw:frame draw:style-name="Mfr1" draw:name="Picture 1" text:anchor-type="paragraph" svg:x="1.0165in" svg:y="0.2965in" svg:width="0.752in" style:rel-width="scale" svg:height="0.6335in" style:rel-height="scale" draw:z-index="0"><draw:image xlink:href="Pictures/1000020100000330000002C369847FC14C0A1DEA.png" xlink:type="simple" xlink:show="embed" xlink:actuate="onLoad" loext:mime-type="image/png"/></draw:frame><text:span text:style-name="Default_20_Paragraph_20_Font"><text:span text:style-name="MT1"><text:user-defined style:data-style-name="N0" text:name="Company Tagline">&lt;Agency Tagline&gt;</text:user-defined></text:span></text:span></text:p>
        <text:p text:style-name="MP2"><draw:frame draw:style-name="Mfr2" draw:name="Picture 2" text:anchor-type="paragraph" svg:x="0.0201in" svg:y="0.0311in" svg:width="6.5217in" style:rel-width="scale" svg:height="0.0161in" style:rel-height="scale" draw:z-index="1"><draw:image xlink:href="Pictures/10000000000004E400000003C51A37D48EC5C476.png" xlink:type="simple" xlink:show="embed" xlink:actuate="onLoad" loext:mime-type="image/png"/></draw:frame><text:span text:style-name="Default_20_Paragraph_20_Font"><text:span text:style-name="MT2"/></text:span></text:p>
        <text:p text:style-name="MP3"/>
      </style:header>
      <style:footer>
        <text:p text:style-name="MP4"><text:user-defined style:data-style-name="N0" text:name="Agency Name">&lt;Agency Name&gt;</text:user-defined><text:s/></text:p>
        <text:p text:style-name="MP4"><text:user-defined style:data-style-name="N0" text:name="Company Address ">&lt;Agency Address&gt;</text:user-defined><text:s/><text:user-defined style:data-style-name="N0" text:name="Company City">&lt;Agency City&gt;</text:user-defined>, <text:user-defined style:data-style-name="N0" text:name="Company State">&lt;Agency State&gt;</text:user-defined><text:s/><text:user-defined style:data-style-name="N0" text:name="Company Zip">&lt;Agency Zip&gt;</text:user-defined></text:p>
        <text:p text:style-name="MP4"><text:user-defined style:data-style-name="N0" text:name="Company Phone">&lt;Agency Phone&gt;</text:user-defined><text:s/><text:user-defined style:data-style-name="N0" text:name="Company URL">&lt;Agency Website&gt;</text:user-defined></text:p>
        <text:p text:style-name="Footer"/>
        <text:p text:style-name="Footer"/>
      </style:footer>
    </style:master-page>
    <style:master-page style:name="MP1" style:page-layout-name="Mpm3">
      <style:header>
        <text:p text:style-name="MP5"><draw:frame draw:style-name="Mfr1" draw:name="Image5" text:anchor-type="paragraph" svg:x="1.0165in" svg:y="0.2965in" svg:width="0.752in" style:rel-width="scale" svg:height="0.6335in" style:rel-height="scale" draw:z-index="0"><draw:image xlink:href="Pictures/1000020100000330000002C369847FC14C0A1DEA.png" xlink:type="simple" xlink:show="embed" xlink:actuate="onLoad" loext:mime-type="image/png"/></draw:frame><text:span text:style-name="Default_20_Paragraph_20_Font"><text:span text:style-name="MT3"><text:user-defined style:data-style-name="N0" text:name="Company Tagline">&lt;Agency Tagline&gt;</text:user-defined></text:span></text:span></text:p>
        <text:p text:style-name="MP6"><draw:frame draw:style-name="Mfr2" draw:name="Image6" text:anchor-type="paragraph" svg:x="0.0201in" svg:y="0.0311in" svg:width="6.5217in" style:rel-width="scale" svg:height="0.0161in" style:rel-height="scale" draw:z-index="0"><draw:image xlink:href="Pictures/10000000000004E400000003C51A37D48EC5C476.png" xlink:type="simple" xlink:show="embed" xlink:actuate="onLoad" loext:mime-type="image/png"/></draw:frame><text:span text:style-name="Default_20_Paragraph_20_Font"><text:span text:style-name="MT2"/></text:span></text:p>
        <text:p text:style-name="MP7"/>
      </style:header>
      <style:footer>
        <text:p text:style-name="Footer"/>
      </style:footer>
    </style:master-page>
    <style:master-page style:name="MP2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cycles>4</meta:editing-cycles>
    <meta:editing-duration>PT4M4S</meta:editing-duration>
    <dc:description>Template for CSI Linux</dc:description>
    <dc:subject>Template</dc:subject>
    <dc:title>Template</dc:title>
    <meta:creation-date>2021-09-16T23:53:25.111471515</meta:creation-date>
    <dc:date>2021-09-17T02:29:15.837961102</dc:date>
    <meta:document-statistic meta:table-count="0" meta:image-count="4" meta:object-count="0" meta:page-count="1" meta:paragraph-count="35" meta:word-count="108" meta:character-count="612" meta:non-whitespace-character-count="566"/>
    <meta:user-defined meta:name="Agency Classification">&lt;Agency Classification&gt;</meta:user-defined>
    <meta:user-defined meta:name="Agency Name">&lt;Agency Name&gt;</meta:user-defined>
    <meta:user-defined meta:name="Case">&lt;Case&gt;</meta:user-defined>
    <meta:user-defined meta:name="Case Type">&lt;Case Type&gt;</meta:user-defined>
    <meta:user-defined meta:name="Client Address" meta:value-type="string">&lt;Client Address&gt;</meta:user-defined>
    <meta:user-defined meta:name="Client City" meta:value-type="string">&lt;Client City&gt;</meta:user-defined>
    <meta:user-defined meta:name="Client Info" meta:value-type="string">&lt;Client&gt;</meta:user-defined>
    <meta:user-defined meta:name="Client Phone" meta:value-type="string">&lt;Client Phone&gt;</meta:user-defined>
    <meta:user-defined meta:name="Client State" meta:value-type="string">&lt;Client State&gt;</meta:user-defined>
    <meta:user-defined meta:name="Client Zip" meta:value-type="string">&lt;Client Zip&gt;</meta:user-defined>
    <meta:user-defined meta:name="Company Address " meta:value-type="string">&lt;Agency Address&gt;</meta:user-defined>
    <meta:user-defined meta:name="Company City" meta:value-type="string">&lt;Agency City&gt;</meta:user-defined>
    <meta:user-defined meta:name="Company Country" meta:value-type="string">&lt;Agency Country&gt;</meta:user-defined>
    <meta:user-defined meta:name="Company Email" meta:value-type="string">&lt;Agency Email&gt;</meta:user-defined>
    <meta:user-defined meta:name="Company Phone" meta:value-type="string">&lt;Agency Phone&gt;</meta:user-defined>
    <meta:user-defined meta:name="Company State" meta:value-type="string">&lt;Agency State&gt;</meta:user-defined>
    <meta:user-defined meta:name="Company Tagline" meta:value-type="string">&lt;Agency Tagline&gt;</meta:user-defined>
    <meta:user-defined meta:name="Company URL" meta:value-type="string">&lt;Agency Website&gt;</meta:user-defined>
    <meta:user-defined meta:name="Company Zip" meta:value-type="string">&lt;Agency Zip&gt;</meta:user-defined>
    <meta:user-defined meta:name="Investigator" meta:value-type="string">&lt;Investigator&gt;</meta:user-defined>
    <meta:user-defined meta:name="Provider Address" meta:value-type="string">&lt;Provider Address&gt;</meta:user-defined>
    <meta:user-defined meta:name="Provider City" meta:value-type="string">&lt;Provider City&gt;</meta:user-defined>
    <meta:user-defined meta:name="Provider Name" meta:value-type="string">&lt;Provider Name&gt;</meta:user-defined>
    <meta:user-defined meta:name="Provider Number" meta:value-type="string">&lt;Provider Number&gt;</meta:user-defined>
    <meta:user-defined meta:name="Provider PoC" meta:value-type="string">&lt;Provider PoC&gt;</meta:user-defined>
    <meta:user-defined meta:name="Provider State" meta:value-type="string">&lt;Provider State&gt;</meta:user-defined>
    <meta:user-defined meta:name="Provider Zip" meta:value-type="string">&lt;Provider Zip&gt;</meta:user-defined>
    <meta:user-defined meta:name="Suspect Name" meta:value-type="string">&lt;Suspect&gt;</meta:user-defined>
    <meta:template xlink:type="simple" xlink:actuate="onRequest" xlink:title="" xlink:href="../Preservation-Letter-Template.odt/Normal"/>
  </office:meta>
</office:document-meta>
</file>